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B9A2E95CF7194880.png" manifest:media-type="image/png"/>
  <manifest:file-entry manifest:full-path="Pictures/100000000000024B000000BB992C5389BB184A7E.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5"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6"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8"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9" style:family="paragraph" style:parent-style-name="Text_20_body">
      <style:paragraph-properties fo:text-align="center" style:justify-single-word="false"/>
      <style:text-properties loext:padding="0in" loext:border="none"/>
    </style:style>
    <style:style style:name="P20"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1"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2"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2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5" style:family="paragraph" style:parent-style-name="Text_20_body">
      <style:paragraph-properties fo:margin-top="0.1043in" fo:margin-bottom="0.1043in" loext:contextual-spacing="false"/>
      <style:text-properties officeooo:paragraph-rsid="0009617e"/>
    </style:style>
    <style:style style:name="P26" style:family="paragraph" style:parent-style-name="Text_20_body">
      <style:paragraph-properties fo:margin-top="0.1043in" fo:margin-bottom="0.1043in" loext:contextual-spacing="false" fo:break-before="page"/>
      <style:text-properties officeooo:paragraph-rsid="0009617e"/>
    </style:style>
    <style:style style:name="P2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loext:graphic-properties draw:fill="solid" draw:fill-color="#cccccc"/>
    </style:style>
    <style:style style:name="P3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style="italic" loext:padding="0in" loext:border="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officeooo:rsid="0015597d" loext:padding="0in" loext:border="none"/>
    </style:style>
    <style:style style:name="T11" style:family="text">
      <style:text-properties officeooo:rsid="00172d61"/>
    </style:style>
    <style:style style:name="T12" style:family="text">
      <style:text-properties officeooo:rsid="0019bc21"/>
    </style:style>
    <style:style style:name="T13" style:family="text">
      <style:text-properties style:text-underline-style="solid" style:text-underline-width="auto" style:text-underline-color="font-color" officeooo:rsid="0019bc21"/>
    </style:style>
    <style:style style:name="T14" style:family="text">
      <style:text-properties style:text-underline-style="none" officeooo:rsid="0019bc21"/>
    </style:style>
    <style:style style:name="T15" style:family="text">
      <style:text-properties officeooo:rsid="001a144a" loext:padding="0in" loext:border="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1"><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1"/>
      <text:p text:style-name="P12"/>
      <text:p text:style-name="P12"/>
      <text:p text:style-name="P12">MX-<text:span text:style-name="T11">17</text:span> Users Manual </text:p>
      <text:p text:style-name="P9"><text:span text:style-name="T4">v. </text:span><text:span text:style-name="T5">201711</text:span><text:span text:style-name="T6">18</text:span></text:p>
      <text:p text:style-name="P4"/>
      <text:p text:style-name="P16"><draw:custom-shape text:anchor-type="paragraph" draw:z-index="0" draw:name="Shape1" draw:style-name="gr1" draw:text-style-name="P36" svg:width="2.3307in" svg:height="0.8142in" svg:x="2.1173in" svg:y="-0.1181in"><text:p/><draw:enhanced-geometry svg:viewBox="0 0 21600 21600" draw:type="rectangle" draw:enhanced-path="M 0 0 L 21600 0 21600 21600 0 21600 0 0 Z N"/></draw:custom-shape>Ctrl-F <text:s/>= <text:s/>Search this Manual</text:p>
      <text:p text:style-name="P16">Ctrl+Home <text:s/>= <text:s/>Return to top</text:p>
      <text:p text:style-name="P19"/>
      <text:p text:style-name="P19"/>
      <text:p text:style-name="P19"/>
      <text:p text:style-name="P19"/>
      <text:p text:style-name="P19"/>
      <text:p text:style-name="P21"><text:tab/><text:tab/></text:p>
      <text:p text:style-name="P18"><text:bookmark text:name="toc-Section-1"/>1<text:tab/>Introduction </text:p>
      <text:h text:style-name="P33" text:outline-level="2"><text:bookmark text:name="toc-Subsection-1.1"/><text:bookmark-start text:name="__RefHeading___Toc82207_4276181866"/>1.1 About MX Linux <text:bookmark-end text:name="__RefHeading___Toc82207_4276181866"/></text:h>
      <text:p text:style-name="P17"><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4" text:outline-level="2"><text:bookmark text:name="toc-Subsection-1.2"/><text:bookmark-start text:name="__RefHeading___Toc82209_4276181866"/>1.2 About this Manual <text:bookmark-end text:name="__RefHeading___Toc82209_4276181866"/></text:h>
      <text:p text:style-name="P10"><draw:frame draw:style-name="fr2" draw:name="Image2" text:anchor-type="paragraph" svg:width="5.4252in" svg:height="1.728in" draw:z-index="4"><draw:image xlink:href="Pictures/100000000000024B000000BB992C5389BB184A7E.png" xlink:type="simple" xlink:show="embed" xlink:actuate="onLoad" loext:mime-type="image/png"/></draw:frame></text:p>
      <text:p text:style-name="P10"/>
      <text:p text:style-name="P10"/>
      <text:p text:style-name="P10"/>
      <text:p text:style-name="P20"><text:span text:style-name="T8">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3196405324" text:style-name="L1">
        <text:list-item>
          <text:p text:style-name="P2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4"><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2">All content is © 2017 by MX Linux and released under GPLv3. Citation should read: </text:p>
      <text:p text:style-name="P7"><draw:custom-shape text:anchor-type="paragraph" draw:z-index="2" draw:name="Shape2" draw:style-name="gr2" draw:text-style-name="P37"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4" text:outline-level="2"><text:bookmark text:name="toc-Subsection-1.3"/><text:bookmark-start text:name="__RefHeading___Toc82211_4276181866"/>1.3 System requirements <text:bookmark-end text:name="__RefHeading___Toc82211_4276181866"/></text:h>
      <text:p text:style-name="P13">For an MX Linux system installed on a hard drive, you would normally need the following components. </text:p>
      <text:p text:style-name="P1"><text:span text:style-name="T2">Minimum</text:span> </text:p>
      <text:list xml:id="list3262110691" text:style-name="L2">
        <text:list-item>
          <text:p text:style-name="P27">A CD/DVD drive (and BIOS capable of booting from that drive), or a live USB (and BIOS capable of booting from USB) </text:p>
        </text:list-item>
        <text:list-item>
          <text:p text:style-name="P27">A modern i486 Intel or AMD processor </text:p>
        </text:list-item>
        <text:list-item>
          <text:p text:style-name="P27">512 MB of RAM memory </text:p>
        </text:list-item>
        <text:list-item>
          <text:p text:style-name="P27">5 GB free hard drive space </text:p>
        </text:list-item>
        <text:list-item>
          <text:p text:style-name="P27">A SoundBlaster, AC97 or HDA-compatible sound card </text:p>
        </text:list-item>
        <text:list-item>
          <text:p text:style-name="P27">For use as a LiveUSB, 4 GB free. </text:p>
        </text:list-item>
      </text:list>
      <text:p text:style-name="P8"><text:span text:style-name="T2">Recommended</text:span> </text:p>
      <text:list xml:id="list241346961" text:style-name="L3">
        <text:list-item>
          <text:p text:style-name="P28">A CD/DVD drive (and BIOS capable of booting from that drive), or a live USB (and BIOS capable of booting from USB) </text:p>
        </text:list-item>
        <text:list-item>
          <text:p text:style-name="P28">A modern i686 Intel or AMD processor </text:p>
        </text:list-item>
        <text:list-item>
          <text:p text:style-name="P28">2 GB of RAM memory or more </text:p>
        </text:list-item>
        <text:list-item>
          <text:p text:style-name="P28">At least 10 GB free hard drive space </text:p>
        </text:list-item>
        <text:list-item>
          <text:p text:style-name="P28"><text:soft-page-break/>A 3D-capable video card for 3D desktop support </text:p>
        </text:list-item>
        <text:list-item>
          <text:p text:style-name="P28">For use as a LiveUSB, 8 GB free if using persistence. </text:p>
        </text:list-item>
      </text:list>
      <text:h text:style-name="P35" text:outline-level="2" text:is-list-header="true"><text:bookmark text:name="toc-Subsection-1.4"/><text:bookmark-start text:name="__RefHeading___Toc82213_4276181866"/>1.4 Support <text:bookmark-end text:name="__RefHeading___Toc82213_4276181866"/></text:h>
      <text:p text:style-name="P8">What kind of support is available for MX Linux? The answer to this question depends on the type of support you mean: </text:p>
      <text:list xml:id="list3732625881" text:style-name="L4">
        <text:list-item>
          <text:p text:style-name="P31"><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9"><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9"><text:span text:style-name="T2">Desktop</text:span>. Xfce4 is a mature desktop that remains under development. The version shipped with MX Linux is considered stable; important updates will be applied as they become available. </text:p>
        </text:list-item>
        <text:list-item>
          <text:p text:style-name="P29"><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2">(including Debian Stretch Backports)</text:span>, individual Developers including MX Devs, and the Community Packaging Team, <text:span text:style-name="T12">which accepts users’s upgrade requests as much as possible</text:span>. </text:p>
        </text:list-item>
        <text:list-item>
          <text:p text:style-name="P29"><text:span text:style-name="T2">Security</text:span>. Security updates from Debian will cover MX Linux users well into the foreseeable future. </text:p>
        </text:list-item>
      </text:list>
      <text:h text:style-name="P35" text:outline-level="2" text:is-list-header="true"><text:bookmark text:name="toc-Subsection-1.5"/><text:bookmark-start text:name="__RefHeading___Toc82215_4276181866"/>1.5 Bugs, issues and requests <text:bookmark-end text:name="__RefHeading___Toc82215_4276181866"/></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589757075" text:style-name="L5">
        <text:list-item>
          <text:p text:style-name="P32"><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2"><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0">Devs as well as Community members will respond to those posts with questions, suggestions, etc. </text:p>
        </text:list-item>
        <text:list-item>
          <text:p text:style-name="P30"><text:soft-page-break/>If Devs conclude that a legitimate bug/issue/request is involved, they create a new entry in Tracker. </text:p>
        </text:list-item>
        <text:list-item>
          <text:p text:style-name="P30">Users can consult Tracker to monitor progress on their post </text:p>
        </text:list-item>
      </text:list>
      <text:h text:style-name="P34" text:outline-level="2"><draw:frame draw:style-name="fr3" draw:name="Image3" text:anchor-type="paragraph" svg:width="4.7307in" svg:height="2.7398in" draw:z-index="5"><draw:image xlink:href="Pictures/100000000000037B00000204B9A2E95CF7194880.png" xlink:type="simple" xlink:show="embed" xlink:actuate="onLoad" loext:mime-type="image/png"/></draw:frame></text:h>
      <text:h text:style-name="P34" text:outline-level="2"/>
      <text:h text:style-name="P34" text:outline-level="2"/>
      <text:h text:style-name="P34" text:outline-level="2"/>
      <text:h text:style-name="P34" text:outline-level="2"/>
      <text:p text:style-name="P15"/>
      <text:p text:style-name="P15">Figure 1-2: Tracker </text:p>
      <text:h text:style-name="P34" text:outline-level="2"><text:bookmark text:name="toc-Subsection-1.6"/>1.6 Migration </text:h>
      <text:p text:style-name="P14"><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3">This is the case now for the move from MX-16.x and MX-17, so no migration path is offered</text:span><text:span text:style-name="T14">.</text:span></text:p>
      <text:h text:style-name="P34" text:outline-level="2"><text:bookmark text:name="toc-Subsection-1.7"/><text:bookmark-start text:name="__RefHeading___Toc82219_4276181866"/>1.7 Systemd <text:bookmark-end text:name="__RefHeading___Toc82219_4276181866"/></text:h>
      <text:p text:style-name="P14"><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oft-page-break/><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5">A basic</text:span><text:span text:style-name="T10">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0">, </text:span><text:span text:style-name="T15">though no official support will be provided for users who choose to run MX Linux using systemd</text:span><text:span text:style-name="T1">. </text:span></text:p>
      <text:p text:style-name="P2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2-07T03:36:12.996916189</dc:date>
    <meta:editing-duration>PT1H23M20S</meta:editing-duration>
    <meta:editing-cycles>21</meta:editing-cycles>
    <meta:generator>LibreOffice/5.4.2.2$Linux_X86_64 LibreOffice_project/22b09f6418e8c2d508a9eaf86b2399209b0990f4</meta:generator>
    <meta:document-statistic meta:table-count="0" meta:image-count="3" meta:object-count="0" meta:page-count="7" meta:paragraph-count="60" meta:word-count="1223" meta:character-count="7291" meta:non-whitespace-character-count="6090"/>
  </office:meta>
</office:document-meta>
</file>